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php</text:p>
      <text:p text:style-name="Standard">/**</text:p>
      <text:p text:style-name="Standard"><text:s/>* SCRIPT DE PRUEBA: Generación de Comunidad Educativa</text:p>
      <text:p text:style-name="Standard"><text:s/>* Realiza: Instanciación masiva, estadísticas por clase y ejecución de polimorfismo.</text:p>
      <text:p text:style-name="Standard"><text:s/>*/</text:p>
      <text:p text:style-name="Standard"/>
      <text:p text:style-name="Standard">// 1. Listado de clases finales (instanciables)</text:p>
      <text:p text:style-name="Standard">$clasesDisponibles = [</text:p>
      <text:p text:style-name="Standard"><text:s text:c="4"/>'Profesor', </text:p>
      <text:p text:style-name="Standard"><text:s text:c="4"/>'Administrativo', </text:p>
      <text:p text:style-name="Standard"><text:s text:c="4"/>'Conserje', </text:p>
      <text:p text:style-name="Standard"><text:s text:c="4"/>'PersonalLimpieza', </text:p>
      <text:p text:style-name="Standard"><text:s text:c="4"/>'AlumnoESO', </text:p>
      <text:p text:style-name="Standard"><text:s text:c="4"/>'AlumnoBachillerato', </text:p>
      <text:p text:style-name="Standard"><text:s text:c="4"/>'AlumnoFP'</text:p>
      <text:p text:style-name="Standard">];</text:p>
      <text:p text:style-name="Standard"/>
      <text:p text:style-name="Standard">$comunidadEducativa = [];</text:p>
      <text:p text:style-name="Standard"/>
      <text:p text:style-name="Standard">// 2. Crear un array de 100 objetos al azar</text:p>
      <text:p text:style-name="Standard">for ($i = 0; $i &lt; 100; $i++) {</text:p>
      <text:p text:style-name="Standard"><text:s text:c="4"/>// Seleccionamos un nombre de clase aleatorio del array</text:p>
      <text:p text:style-name="Standard"><text:s text:c="4"/>$nombreClase = $clasesDisponibles[array_rand($clasesDisponibles)];</text:p>
      <text:p text:style-name="Standard"><text:s text:c="4"/></text:p>
      <text:p text:style-name="Standard"><text:s text:c="4"/>// Invocamos el método estático generarAlAzar() de esa clase específica</text:p>
      <text:p text:style-name="Standard"><text:s text:c="4"/>$comunidadEducativa[] = $nombreClase::generarAlAzar();</text:p>
      <text:p text:style-name="Standard">}</text:p>
      <text:p text:style-name="Standard"/>
      <text:p text:style-name="Standard">// 3. Mostrar estadísticas de creación</text:p>
      <text:p text:style-name="Standard">echo "&lt;h1&gt;Estadísticas de la Comunidad Educativa&lt;/h1&gt;";</text:p>
      <text:p text:style-name="Standard">echo "&lt;p&gt;Se han generado 100 registros de forma aleatoria.&lt;/p&gt;";</text:p>
      <text:p text:style-name="Standard">echo "&lt;ul&gt;";</text:p>
      <text:p text:style-name="Standard"/>
      <text:p text:style-name="Standard">foreach ($clasesDisponibles as $clase) {</text:p>
      <text:p text:style-name="Standard"><text:s text:c="4"/>// Llamamos al método estático de cada clase para ver cuántos objetos de ese tipo existen</text:p>
      <text:p text:style-name="Standard"><text:s text:c="4"/>echo "&lt;li&gt;&lt;strong&gt;$clase:&lt;/strong&gt; " . $clase::numeroObjetosCreado() . " objetos creados.&lt;/li&gt;";</text:p>
      <text:p text:style-name="Standard">}</text:p>
      <text:p text:style-name="Standard"/>
      <text:p text:style-name="Standard">// También mostramos el total global usando la clase padre</text:p>
      <text:p text:style-name="Standard">echo "&lt;li&gt;&lt;strong&gt;TOTAL GLOBAL (Persona):&lt;/strong&gt; " . Persona::numeroObjetosCreado() . " registros.&lt;/li&gt;";</text:p>
      <text:p text:style-name="Standard">echo "&lt;/ul&gt;";</text:p>
      <text:p text:style-name="Standard"/>
      <text:p text:style-name="Standard">echo "&lt;hr&gt;";</text:p>
      <text:p text:style-name="Standard"/>
      <text:p text:style-name="Standard">// 4. Invocar el método trabajar() para cada objeto (Polimorfismo)</text:p>
      <text:p text:style-name="Standard">echo "&lt;h2&gt;Registro de Actividades Diarias&lt;/h2&gt;";</text:p>
      <text:p text:style-name="Standard">echo "&lt;table border='1' style='border-collapse: collapse; width: 100%; text-align: left;'&gt;";</text:p>
      <text:p text:style-name="Standard">echo "&lt;tr style='background-color: #e0e0e0;'&gt;</text:p>
      <text:p text:style-name="Standard"><text:s text:c="8"/>&lt;th&gt;Nº&lt;/th&gt;</text:p>
      <text:p text:style-name="Standard"><text:s text:c="8"/>&lt;th&gt;Tipo de Persona&lt;/th&gt;</text:p>
      <text:p text:style-name="Standard"><text:soft-page-break/><text:s text:c="8"/>&lt;th&gt;Datos del Miembro (__toString)&lt;/th&gt;</text:p>
      <text:p text:style-name="Standard"><text:s text:c="8"/>&lt;th&gt;Acción Realizada (trabajar)&lt;/th&gt;</text:p>
      <text:p text:style-name="Standard"><text:s text:c="6"/>&lt;/tr&gt;";</text:p>
      <text:p text:style-name="Standard"/>
      <text:p text:style-name="Standard">foreach ($comunidadEducativa as $indice =&gt; $miembro) {</text:p>
      <text:p text:style-name="Standard"><text:s text:c="4"/>echo "&lt;tr&gt;";</text:p>
      <text:p text:style-name="Standard"><text:s text:c="4"/>echo "&lt;td&gt;" . ($indice + 1) . "&lt;/td&gt;";</text:p>
      <text:p text:style-name="Standard"><text:s text:c="4"/>echo "&lt;td&gt;" . get_class($miembro) . "&lt;/td&gt;"; // Nos dice qué clase es exactamente</text:p>
      <text:p text:style-name="Standard"><text:s text:c="4"/>echo "&lt;td&gt;" . $miembro . "&lt;/td&gt;"; <text:s text:c="11"/>// Invoca __toString() automáticamente</text:p>
      <text:p text:style-name="Standard"><text:s text:c="4"/>echo "&lt;td&gt;" . $miembro-&gt;trabajar() . "&lt;/td&gt;"; // Polimorfismo: cada uno responde a su manera</text:p>
      <text:p text:style-name="Standard"><text:s text:c="4"/>echo "&lt;/tr&gt;";</text:p>
      <text:p text:style-name="Standard">}</text:p>
      <text:p text:style-name="Standard"/>
      <text:p text:style-name="Standard">echo "&lt;/table&gt;"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0T11:41:22.382000000</meta:creation-date>
    <dc:date>2026-02-20T11:50:02.743000000</dc:date>
    <meta:editing-duration>PT44S</meta:editing-duration>
    <meta:editing-cycles>2</meta:editing-cycles>
    <meta:generator>LibreOffice/6.1.5.2$Windows_X86_64 LibreOffice_project/90f8dcf33c87b3705e78202e3df5142b201bd805</meta:generator>
    <meta:document-statistic meta:table-count="0" meta:image-count="0" meta:object-count="0" meta:page-count="2" meta:paragraph-count="54" meta:word-count="265" meta:character-count="2134" meta:non-whitespace-character-count="1784"/>
  </office:meta>
</office:document-meta>
</file>